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0037">
      <style:table-cell-properties fo:background-color="#cccc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 style:data-style-name="N30037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6" table:default-cell-style-name="ce4"/>
        <table:table-column table:style-name="co1" table:default-cell-style-name="Default"/>
        <table:table-row table:style-name="ro1">
          <table:table-cell table:style-name="ce1" office:value-type="date" office:date-value="2018-12-10" calcext:value-type="date">
            <text:p>10/12/18</text:p>
          </table:table-cell>
          <table:table-cell table:style-name="ce3" office:value-type="date" office:date-value="2018-12-11" calcext:value-type="date">
            <text:p>11/12/18</text:p>
          </table:table-cell>
          <table:table-cell table:style-name="ce3" office:value-type="date" office:date-value="2018-12-12" calcext:value-type="date">
            <text:p>12/12/18</text:p>
          </table:table-cell>
          <table:table-cell table:style-name="ce3" office:value-type="date" office:date-value="2018-12-13" calcext:value-type="date">
            <text:p>13/12/18</text:p>
          </table:table-cell>
          <table:table-cell table:style-name="ce3" office:value-type="date" office:date-value="2018-12-14" calcext:value-type="date">
            <text:p>14/12/18</text:p>
          </table:table-cell>
          <table:table-cell table:style-name="ce3" office:value-type="date" office:date-value="2018-12-15" calcext:value-type="date">
            <text:p>15/12/18</text:p>
          </table:table-cell>
          <table:table-cell table:style-name="ce3" office:value-type="date" office:date-value="2018-12-16" calcext:value-type="date">
            <text:p>16/12/18</text:p>
          </table:table-cell>
          <table:table-cell/>
        </table:table-row>
        <table:table-row table:style-name="ro2">
          <table:table-cell office:value-type="string" calcext:value-type="string">
            <text:p>Plann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sentation Diap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uivis Personne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onctionnalité</text:p>
          </table:table-cell>
          <table:table-cell table:number-columns-repeated="7"/>
        </table:table-row>
        <table:table-row table:style-name="ro2" table:number-rows-repeated="5">
          <table:table-cell table:number-columns-repeated="8"/>
        </table:table-row>
        <table:table-row table:style-name="ro1">
          <table:table-cell table:style-name="ce1" office:value-type="date" office:date-value="2018-12-17" calcext:value-type="date">
            <text:p>17/12/18</text:p>
          </table:table-cell>
          <table:table-cell table:style-name="ce3" office:value-type="date" office:date-value="2018-12-18" calcext:value-type="date">
            <text:p>18/12/18</text:p>
          </table:table-cell>
          <table:table-cell table:style-name="ce3" office:value-type="date" office:date-value="2018-12-19" calcext:value-type="date">
            <text:p>19/12/18</text:p>
          </table:table-cell>
          <table:table-cell table:style-name="ce3" office:value-type="date" office:date-value="2018-12-20" calcext:value-type="date">
            <text:p>20/12/18</text:p>
          </table:table-cell>
          <table:table-cell table:style-name="ce3" office:value-type="date" office:date-value="2018-12-21" calcext:value-type="date">
            <text:p>21/12/18</text:p>
          </table:table-cell>
          <table:table-cell table:style-name="ce3" office:value-type="date" office:date-value="2018-12-22" calcext:value-type="date">
            <text:p>22/12/18</text:p>
          </table:table-cell>
          <table:table-cell table:style-name="ce3" office:value-type="date" office:date-value="2018-12-23" calcext:value-type="date">
            <text:p>23/12/18</text:p>
          </table:table-cell>
          <table:table-cell/>
        </table:table-row>
        <table:table-row table:style-name="ro2">
          <table:table-cell office:value-type="string" calcext:value-type="string">
            <text:p>Concep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chitectur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épartition</text:p>
          </table:table-cell>
          <table:table-cell table:number-columns-repeated="7"/>
        </table:table-row>
        <table:table-row table:style-name="ro2" table:number-rows-repeated="6">
          <table:table-cell table:number-columns-repeated="8"/>
        </table:table-row>
        <table:table-row table:style-name="ro1">
          <table:table-cell table:style-name="ce1" office:value-type="date" office:date-value="2018-12-24" calcext:value-type="date">
            <text:p>24/12/18</text:p>
          </table:table-cell>
          <table:table-cell table:style-name="ce3" office:value-type="date" office:date-value="2018-12-25" calcext:value-type="date">
            <text:p>25/12/18</text:p>
          </table:table-cell>
          <table:table-cell table:style-name="ce3" office:value-type="date" office:date-value="2018-12-26" calcext:value-type="date">
            <text:p>26/12/18</text:p>
          </table:table-cell>
          <table:table-cell table:style-name="ce3" office:value-type="date" office:date-value="2018-12-27" calcext:value-type="date">
            <text:p>27/12/18</text:p>
          </table:table-cell>
          <table:table-cell table:style-name="ce3" office:value-type="date" office:date-value="2018-12-28" calcext:value-type="date">
            <text:p>28/12/18</text:p>
          </table:table-cell>
          <table:table-cell table:style-name="ce3" office:value-type="date" office:date-value="2018-12-29" calcext:value-type="date">
            <text:p>29/12/18</text:p>
          </table:table-cell>
          <table:table-cell table:style-name="ce3" office:value-type="date" office:date-value="2018-12-30" calcext:value-type="date">
            <text:p>30/12/18</text:p>
          </table:table-cell>
          <table:table-cell/>
        </table:table-row>
        <table:table-row table:style-name="ro2" table:number-rows-repeated="9">
          <table:table-cell table:number-columns-repeated="8"/>
        </table:table-row>
        <table:table-row table:style-name="ro1">
          <table:table-cell table:style-name="ce1" office:value-type="date" office:date-value="2018-12-31" calcext:value-type="date">
            <text:p>31/12/18</text:p>
          </table:table-cell>
          <table:table-cell table:style-name="ce3" office:value-type="date" office:date-value="2019-01-01" calcext:value-type="date">
            <text:p>01/01/19</text:p>
          </table:table-cell>
          <table:table-cell table:style-name="ce3" office:value-type="date" office:date-value="2019-01-02" calcext:value-type="date">
            <text:p>02/01/19</text:p>
          </table:table-cell>
          <table:table-cell table:style-name="ce3" office:value-type="date" office:date-value="2019-01-03" calcext:value-type="date">
            <text:p>03/01/19</text:p>
          </table:table-cell>
          <table:table-cell table:style-name="ce3" office:value-type="date" office:date-value="2019-01-04" calcext:value-type="date">
            <text:p>04/01/19</text:p>
          </table:table-cell>
          <table:table-cell table:style-name="ce3" office:value-type="date" office:date-value="2019-01-05" calcext:value-type="date">
            <text:p>05/01/19</text:p>
          </table:table-cell>
          <table:table-cell table:style-name="ce3" office:value-type="date" office:date-value="2019-01-06" calcext:value-type="date">
            <text:p>06/01/19</text:p>
          </table:table-cell>
          <table:table-cell table:style-name="ce1" office:value-type="date" office:date-value="2019-01-07" calcext:value-type="date">
            <text:p>07/01/19</text:p>
          </table:table-cell>
        </table:table-row>
        <table:table-row table:style-name="ro2">
          <table:table-cell office:value-type="string" calcext:value-type="string">
            <text:p>Code</text:p>
          </table:table-cell>
          <table:table-cell table:number-columns-repeated="6"/>
          <table:table-cell table:style-name="ce2" office:value-type="string" calcext:value-type="string">
            <text:p>Orales</text:p>
          </table:table-cell>
        </table:table-row>
        <table:table-row table:style-name="ro2">
          <table:table-cell office:value-type="string" calcext:value-type="string">
            <text:p>Partie Techniques</text:p>
          </table:table-cell>
          <table:table-cell table:number-columns-repeated="6"/>
          <table:table-cell table:style-name="ce2" office:value-type="string" calcext:value-type="string">
            <text:p>Livables</text:p>
          </table:table-cell>
        </table:table-row>
        <table:table-row table:style-name="ro2">
          <table:table-cell office:value-type="string" calcext:value-type="string">
            <text:p>Tests</text:p>
          </table:table-cell>
          <table:table-cell table:number-columns-repeated="6"/>
          <table:table-cell table:style-name="ce2"/>
        </table:table-row>
        <table:table-row table:style-name="ro2" table:number-rows-repeated="5">
          <table:table-cell table:number-columns-repeated="7"/>
          <table:table-cell table:style-name="ce2"/>
        </table:table-row>
        <table:table-row table:style-name="ro2">
          <table:table-cell table:number-columns-repeated="7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3:45:12.085000863</meta:creation-date>
    <dc:date>2018-12-08T15:06:55.827761080</dc:date>
    <meta:editing-duration>PT18M24S</meta:editing-duration>
    <meta:editing-cycles>1</meta:editing-cycles>
    <meta:document-statistic meta:table-count="1" meta:cell-count="41" meta:object-count="0"/>
    <meta:generator>LibreOffice/6.0.6.2$Linux_X86_64 LibreOffice_project/00m0$Build-2</meta:generator>
  </office:meta>
</office:document-meta>
</file>